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top="0.5902in" fo:margin-bottom="0.5902in" fo:line-height="130%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ableColumn12" style:family="table-column">
      <style:table-column-properties style:column-width="5.1145in" style:use-optimal-column-width="false"/>
    </style:style>
    <style:style style:name="TableColumn13" style:family="table-column">
      <style:table-column-properties style:column-width="1.9729in" style:use-optimal-column-width="false"/>
    </style:style>
    <style:style style:name="Table11" style:family="table">
      <style:table-properties style:width="7.087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TableContents" style:family="paragraph">
      <style:paragraph-properties fo:line-height="13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" style:parent-style-name="TableContents" style:family="paragraph">
      <style:paragraph-properties fo:line-height="130%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TableContents" style:family="paragraph">
      <style:paragraph-properties fo:line-height="13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" style:parent-style-name="TableContents" style:family="paragraph">
      <style:paragraph-properties fo:line-height="130%"/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line-height="15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</style:style>
    <style:style style:name="T23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4" style:parent-style-name="Domyślnaczcionkaakapitu" style:family="text">
      <style:text-properties style:font-name="Microsoft Sans Serif" fo:font-size="10.5pt" style:font-size-asian="10.5pt"/>
    </style:style>
    <style:style style:name="T25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6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28" style:family="table-column">
      <style:table-column-properties style:column-width="7.0875in" style:use-optimal-column-width="false"/>
    </style:style>
    <style:style style:name="Table27" style:family="table">
      <style:table-properties style:width="7.087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P31" style:parent-style-name="TableContents" style:family="paragraph"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</style:style>
    <style:style style:name="T34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5" style:parent-style-name="Domyślnaczcionkaakapitu" style:family="text">
      <style:text-properties style:font-name="Microsoft Sans Serif" fo:font-size="10.5pt" style:font-size-asian="10.5pt"/>
    </style:style>
    <style:style style:name="T36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7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P39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P40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P41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</style:style>
    <style:style style:name="T43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4" style:parent-style-name="Domyślnaczcionkaakapitu" style:family="text">
      <style:text-properties style:font-name="Microsoft Sans Serif" fo:font-size="10.5pt" style:font-size-asian="10.5pt"/>
    </style:style>
    <style:style style:name="T45" style:parent-style-name="Domyślnaczcionkaakapitu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6" style:parent-style-name="Standard" style:list-style-name="LFO1" style:family="paragraph">
      <style:paragraph-properties fo:line-height="130%">
        <style:tab-stops>
          <style:tab-stop style:type="right" style:position="-1in"/>
        </style:tab-stops>
      </style:paragraph-properties>
      <style:text-properties style:font-name="Times New Roman" fo:font-size="14pt" style:font-size-asian="14pt" style:font-size-complex="14pt"/>
    </style:style>
    <style:style style:name="P47" style:parent-style-name="Standard" style:list-style-name="LFO1" style:family="paragraph">
      <style:paragraph-properties fo:line-height="130%">
        <style:tab-stops>
          <style:tab-stop style:type="right" style:position="-1in"/>
        </style:tab-stops>
      </style:paragraph-properties>
      <style:text-properties style:font-name="Times New Roman" fo:font-size="14pt" style:font-size-asian="14pt" style:font-size-complex="14pt"/>
    </style:style>
    <style:style style:name="P48" style:parent-style-name="Standard" style:list-style-name="LFO1" style:family="paragraph">
      <style:paragraph-properties fo:line-height="130%">
        <style:tab-stops>
          <style:tab-stop style:type="right" style:position="-1in"/>
        </style:tab-stops>
      </style:paragraph-properties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 fo:break-before="page" fo:margin-bottom="0.1576in" fo:line-height="130%">
        <style:tab-stops>
          <style:tab-stop style:type="right" style:position="0in"/>
        </style:tab-stops>
      </style:paragraph-properties>
    </style:style>
    <style:style style:name="T50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1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2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3" style:parent-style-name="Domyślnaczcionkaakapitu" style:family="text">
      <style:text-properties style:font-name="Microsoft Sans Serif" fo:font-size="10.5pt" style:font-size-asian="10.5pt"/>
    </style:style>
    <style:style style:name="T54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56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  <style:text-properties style:font-name="Times New Roman" fo:font-size="14pt" style:font-size-asian="14pt" style:font-size-complex="14pt"/>
    </style:style>
    <style:style style:name="P57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  <style:text-properties style:font-name="Times New Roman" fo:font-size="14pt" style:font-size-asian="14pt" style:font-size-complex="14pt"/>
    </style:style>
    <style:style style:name="P58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  <style:text-properties style:font-name="Times New Roman" fo:font-size="14pt" style:font-size-asian="14pt" style:font-size-complex="14pt"/>
    </style:style>
    <style:style style:name="P59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60" style:parent-style-name="Domyślnaczcionkaakapitu" style:family="text">
      <style:text-properties style:font-name="Times New Roman" fo:font-size="14pt" style:font-size-asian="14pt" style:font-size-complex="14pt"/>
    </style:style>
    <style:style style:name="P61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62" style:parent-style-name="Domyślnaczcionkaakapitu" style:family="text">
      <style:text-properties style:font-name="Times New Roman" fo:font-size="14pt" style:font-size-asian="14pt" style:font-size-complex="14pt"/>
    </style:style>
    <style:style style:name="P63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64" style:parent-style-name="Domyślnaczcionkaakapitu" style:family="text">
      <style:text-properties style:font-name="Times New Roman" fo:font-size="14pt" style:font-size-asian="14pt" style:font-size-complex="14pt"/>
    </style:style>
    <style:style style:name="P65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66" style:parent-style-name="Domyślnaczcionkaakapitu" style:family="text">
      <style:text-properties style:font-name="Times New Roman" fo:font-size="14pt" style:font-size-asian="14pt" style:font-size-complex="14pt"/>
    </style:style>
    <style:style style:name="P67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68" style:parent-style-name="Domyślnaczcionkaakapitu" style:family="text">
      <style:text-properties style:font-name="Times New Roman" fo:font-size="14pt" style:font-size-asian="14pt" style:font-size-complex="14pt"/>
    </style:style>
    <style:style style:name="P69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70" style:parent-style-name="Domyślnaczcionkaakapitu" style:family="text">
      <style:text-properties style:font-name="Times New Roman" fo:font-size="14pt" style:font-size-asian="14pt" style:font-size-complex="14pt"/>
    </style:style>
    <style:style style:name="P71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72" style:parent-style-name="Domyślnaczcionkaakapitu" style:family="text">
      <style:text-properties style:font-name="Times New Roman" fo:font-size="14pt" style:font-size-asian="14pt" style:font-size-complex="14pt"/>
    </style:style>
    <style:style style:name="P73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</style:style>
    <style:style style:name="T74" style:parent-style-name="Domyślnaczcionkaakapitu" style:family="text">
      <style:text-properties style:font-name="Times New Roman" fo:font-size="14pt" style:font-size-asian="14pt" style:font-size-complex="14pt"/>
    </style:style>
    <style:style style:name="P75" style:parent-style-name="Standard" style:list-style-name="LFO3" style:family="paragraph">
      <style:paragraph-properties fo:margin-bottom="0.1576in" fo:line-height="130%" fo:margin-left="0.2958in" fo:text-indent="0in">
        <style:tab-stops>
          <style:tab-stop style:type="right" style:position="-0.2958in"/>
        </style:tab-stops>
      </style:paragraph-properties>
      <style:text-properties style:font-name="Times New Roman" fo:font-size="14pt" style:font-size-asian="14pt" style:font-size-complex="14pt"/>
    </style:style>
    <style:style style:name="P76" style:parent-style-name="Standard" style:list-style-name="LFO3" style:family="paragraph">
      <style:paragraph-properties fo:margin-bottom="0.1576in" fo:line-height="130%" fo:margin-left="0.1972in" fo:text-indent="0.0527in">
        <style:tab-stops>
          <style:tab-stop style:type="right" style:position="-0.1972in"/>
        </style:tab-stops>
      </style:paragraph-properties>
      <style:text-properties style:font-name="Times New Roman" fo:font-size="14pt" style:font-size-asian="14pt" style:font-size-complex="14pt"/>
    </style:style>
    <style:style style:name="P77" style:parent-style-name="Normalny" style:family="paragraph">
      <style:paragraph-properties fo:break-before="page"/>
      <style:text-properties style:font-name="Times New Roman" fo:font-size="14pt" style:font-size-asian="14pt" style:font-size-complex="14pt" fo:hyphenate="true"/>
    </style:style>
    <style:style style:name="P78" style:parent-style-name="Standard" style:family="paragraph">
      <style:paragraph-properties fo:margin-bottom="0.1576in" fo:line-height="130%" fo:margin-left="0.5in">
        <style:tab-stops>
          <style:tab-stop style:type="right" style:position="-0.5in"/>
        </style:tab-stops>
      </style:paragraph-properties>
    </style:style>
    <style:style style:name="P79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</style:style>
    <style:style style:name="T80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1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2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3" style:parent-style-name="Domyślnaczcionkaakapitu" style:family="text">
      <style:text-properties style:font-name="Microsoft Sans Serif" fo:font-size="10.5pt" style:font-size-asian="10.5pt"/>
    </style:style>
    <style:style style:name="T84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86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</style:style>
    <style:style style:name="T87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8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9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90" style:parent-style-name="Domyślnaczcionkaakapitu" style:family="text">
      <style:text-properties style:font-name="Microsoft Sans Serif" fo:font-size="10.5pt" style:font-size-asian="10.5pt"/>
    </style:style>
    <style:style style:name="T91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93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</style:style>
    <style:style style:name="T94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95" style:parent-style-name="Domyślnaczcionkaakapitu" style:family="text">
      <style:text-properties style:font-name="Microsoft Sans Serif" fo:font-size="10.5pt" style:font-size-asian="10.5pt"/>
    </style:style>
    <style:style style:name="T96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97" style:parent-style-name="Standard" style:list-style-name="LFO4" style:family="paragraph">
      <style:paragraph-properties fo:margin-bottom="0.1576in" fo:line-height="130%">
        <style:tab-stops>
          <style:tab-stop style:type="right" style:position="-0.5in"/>
        </style:tab-stops>
      </style:paragraph-properties>
      <style:text-properties style:font-name="Times New Roman" fo:font-size="14pt" style:font-size-asian="14pt" style:font-size-complex="14pt"/>
    </style:style>
    <style:style style:name="P98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</style:style>
    <style:style style:name="T99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0" style:parent-style-name="Domyślnaczcionkaakapitu" style:family="text">
      <style:text-properties style:font-name="Microsoft Sans Serif" fo:font-size="10.5pt" style:font-size-asian="10.5pt"/>
    </style:style>
    <style:style style:name="T101" style:parent-style-name="Domyślnaczcionkaakapitu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olumn103" style:family="table-column">
      <style:table-column-properties style:column-width="1.375in" style:use-optimal-column-width="false"/>
    </style:style>
    <style:style style:name="TableColumn104" style:family="table-column">
      <style:table-column-properties style:column-width="2.7604in" style:use-optimal-column-width="false"/>
    </style:style>
    <style:style style:name="TableColumn105" style:family="table-column">
      <style:table-column-properties style:column-width="2.952in" style:use-optimal-column-width="false"/>
    </style:style>
    <style:style style:name="Table102" style:family="table">
      <style:table-properties style:width="7.087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784in" fo:padding-left="0.0784in" fo:padding-bottom="0.0784in" fo:padding-right="0.0784in"/>
    </style:style>
    <style:style style:name="P108" style:parent-style-name="TableContents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784in" fo:padding-left="0.0784in" fo:padding-bottom="0.0784in" fo:padding-right="0.0784in"/>
    </style:style>
    <style:style style:name="P110" style:parent-style-name="TableContents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034in solid #000000" style:writing-mode="lr-tb" fo:padding-top="0.0784in" fo:padding-left="0.0784in" fo:padding-bottom="0.0784in" fo:padding-right="0.0784in"/>
    </style:style>
    <style:style style:name="P112" style:parent-style-name="TableContents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784in" fo:padding-left="0.0784in" fo:padding-bottom="0.0784in" fo:padding-right="0.0784in"/>
    </style:style>
    <style:style style:name="P115" style:parent-style-name="TableContents" style:family="paragraph">
      <style:text-properties style:font-name="Times New Roman"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784in" fo:padding-left="0.0784in" fo:padding-bottom="0.0784in" fo:padding-right="0.0784in"/>
    </style:style>
    <style:style style:name="P117" style:parent-style-name="TableContents" style:family="paragraph">
      <style:text-properties style:font-name="Times New Roman"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784in" fo:padding-left="0.0784in" fo:padding-bottom="0.0784in" fo:padding-right="0.0784in"/>
    </style:style>
    <style:style style:name="P119" style:parent-style-name="TableContents" style:family="paragraph">
      <style:text-properties style:font-name="Times New Roman" fo:font-size="14pt" style:font-size-asian="14pt" style:font-size-complex="14pt"/>
    </style:style>
    <style:style style:name="P120" style:parent-style-name="Standard" style:family="paragraph">
      <style:paragraph-properties fo:margin-bottom="0.1576in"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121" style:parent-style-name="Standard" style:family="paragraph">
      <style:paragraph-properties fo:line-height="130%">
        <style:tab-stops>
          <style:tab-stop style:type="right" style:position="0in"/>
        </style:tab-stops>
      </style:paragraph-properties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Dokumentacja projektu dla studentów informatyki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Tytuł projektu:</text:p>
            <text:p text:style-name="P17">Układ cyfrowy</text:p>
          </table:table-cell>
          <table:table-cell table:style-name="TableCell18">
            <text:p text:style-name="P19">Data ukończenia:</text:p>
            <text:p text:style-name="P20"><text:s/>2016-06-06</text:p>
          </table:table-cell>
        </table:table-row>
      </table:table>
      <text:p text:style-name="P21"/>
      <text:p text:style-name="P22"><text:span text:style-name="T23"><office:annotation office:name="0"><dc:creator>Arkadiusz Nowakowski</dc:creator><dc:date>2015-05-26T13:31:00</dc:date><text:p text:style-name="Normalny"><text:span text:style-name="T24">Opis projektu, szczególnie proszę o opis do czego projekt ma służyć.</text:span></text:p></office:annotation>Opis</text:span><text:span text:style-name="T25"><text:s/>projektu:</text:span><text:span text:style-name="T26"><office:annotation-end office:name="0"/></text:span></text:p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{wpisz tutaj}</text:p>
          </table:table-cell>
        </table:table-row>
      </table:table>
      <text:p text:style-name="P32"/>
      <text:p text:style-name="P33"><text:span text:style-name="T34"><office:annotation office:name="1"><dc:creator>Arkadiusz Nowakowski</dc:creator><dc:date>2015-05-26T13:32:00</dc:date><text:p text:style-name="Normalny"><text:span text:style-name="T35">Szczegóły techniczne związane z realizacją i możliwością uruchomienia projektu.</text:span></text:p></office:annotation>Opis platformy na której został wykonany projekt</text:span><text:span text:style-name="T36"><office:annotation-end office:name="1"/></text:span><text:span text:style-name="T37"><text:s/></text:span></text:p>
      <text:p text:style-name="P38">System operacyjny: Windows 10 x64,</text:p>
      <text:p text:style-name="P39">Język programowania: Java v1.8</text:p>
      <text:p text:style-name="P40">Biblioteka: Junit 4.12.0</text:p>
      <text:p text:style-name="P41"/>
      <text:p text:style-name="P42"><text:span text:style-name="T43"><office:annotation office:name="2"><dc:creator>Arkadiusz Nowakowski</dc:creator><dc:date>2015-05-26T13:33:00</dc:date><text:p text:style-name="Normalny"><text:span text:style-name="T44">Wykaz studentów.</text:span></text:p></office:annotation>Studenci biorący udział w projekcie:</text:span><text:span text:style-name="T45"><office:annotation-end office:name="2"/></text:span></text:p>
      <text:list text:style-name="LFO1" text:continue-numbering="true">
        <text:list-item>
          <text:p text:style-name="P46">Patryk Zając</text:p>
        </text:list-item>
        <text:list-item>
          <text:p text:style-name="P47">Wojciech Bałchanowski</text:p>
        </text:list-item>
        <text:list-item>
          <text:p text:style-name="P48">Izabella Rykała</text:p>
        </text:list-item>
      </text:list>
      <text:soft-page-break/>
      <text:p text:style-name="P49"><text:span text:style-name="T50">1.</text:span><text:span text:style-name="T51"><text:tab/></text:span><text:span text:style-name="T52"><office:annotation><dc:creator>Arkadiusz Nowakowski</dc:creator><dc:date>2015-05-26T13:35:00</dc:date><text:p text:style-name="Normalny"><text:span text:style-name="T53">Szczegółowy opis projektu. Zawiera np. diagramy UML, rozszerzone opisy funkcji.</text:span></text:p></office:annotation></text:span><text:span text:style-name="T54">Projekt</text:span></text:p>
      <text:p text:style-name="P55">Projekt został napisany w języku Java z wykorzystaniem środowiska Elcipse Mars. Jego struktura została podzielona na 14 paczek zawierających klasy odpowiedzialne za działanie programu (paczki „awPTO”) i testy jednostkowe funkcji (paczki „Testy”).</text:p>
      <text:list text:style-name="LFO3" text:continue-numbering="true">
        <text:list-item>
          <text:p text:style-name="P56">Paczka „awPTO” - zawiera główne klasy do operowania na danych</text:p>
        </text:list-item>
        <text:list-item>
          <text:p text:style-name="P57">Paczka „awPTO.Gates” - zawiera wszystkie klasy definujące bramki logiczne</text:p>
        </text:list-item>
        <text:list-item>
          <text:p text:style-name="P58">Testy.AND – zawiera testy jednostkowe klasy AND.java</text:p>
        </text:list-item>
        <text:list-item>
          <text:p text:style-name="P59"><text:span text:style-name="T60">Testy.Helper – zawiera testy jednostkowe klasy Helper.java</text:span></text:p>
        </text:list-item>
        <text:list-item>
          <text:p text:style-name="P61"><text:span text:style-name="T62">Testy.InToPost – zawiera testy jednostkowe klasy InToPost.java</text:span></text:p>
        </text:list-item>
        <text:list-item>
          <text:p text:style-name="P63"><text:span text:style-name="T64">Testy.NAND – zawiera testy jednostkowe klasy NAND.java</text:span></text:p>
        </text:list-item>
        <text:list-item>
          <text:p text:style-name="P65"><text:span text:style-name="T66">Testy.NOR – zawiera testy jednostkowe klasy NOR.java</text:span></text:p>
        </text:list-item>
        <text:list-item>
          <text:p text:style-name="P67"><text:span text:style-name="T68">Testy.NOT – zawiera testy jednostkowe klasy NOT.java</text:span></text:p>
        </text:list-item>
        <text:list-item>
          <text:p text:style-name="P69"><text:span text:style-name="T70">Testy.OR – zawiera testy jednostkowe klasy OR.java</text:span></text:p>
        </text:list-item>
        <text:list-item>
          <text:p text:style-name="P71"><text:span text:style-name="T72">Testy.Primary – zawiera testy jednostkowe klasy Primary.java</text:span></text:p>
        </text:list-item>
        <text:list-item>
          <text:p text:style-name="P73"><text:span text:style-name="T74">Testy.Queue – zawiera testy jednostkowe klasy Queue.java</text:span></text:p>
        </text:list-item>
        <text:list-item>
          <text:p text:style-name="P75">Testy.Stack – zawiera testy jednostkowe klasy Stack.java</text:p>
        </text:list-item>
        <text:list-item>
          <text:p text:style-name="P76">Testy.XOR – zawiera testy jednostkowe klasy XOR.java</text:p>
        </text:list-item>
      </text:list>
      <text:p text:style-name="P77"/>
      <text:p text:style-name="P78"/>
      <text:p text:style-name="P79"><text:span text:style-name="T80">2.</text:span><text:span text:style-name="T81"><text:tab/></text:span><text:span text:style-name="T82"><office:annotation><dc:creator>Arkadiusz Nowakowski</dc:creator><dc:date>2015-05-26T13:36:00</dc:date><text:p text:style-name="Normalny"><text:span text:style-name="T83">Szczegóły implementacji np. użyte algorytmy.</text:span></text:p></office:annotation></text:span><text:span text:style-name="T84">Implementacja</text:span></text:p>
      <text:p text:style-name="P85"><text:tab/>Program ma w założeniach pobrać wymagane dane z pliku tekstowego, za pomocą metody Helper w klasie Helper.java. Do zamiany notacji pobranego <text:s/>wyrażenia logicznego, z nostacji infiksowej na postfiksową, wykorzystano kolejkę priorytetową. Klasą odpowiedzialną za to jest InToPost.java. Obie te klasy znajdują się w paczce „awPTO”.</text:p>
      <text:p text:style-name="P86"><text:span text:style-name="T87">3.</text:span><text:span text:style-name="T88"><text:tab/></text:span><text:span text:style-name="T89"><office:annotation><dc:creator>Arkadiusz Nowakowski</dc:creator><dc:date>2015-05-26T13:36:00</dc:date><text:p text:style-name="Normalny"><text:span text:style-name="T90">Krótka instrukcja uruchomienia.</text:span></text:p></office:annotation></text:span><text:span text:style-name="T91">Testy i uruchomienie</text:span></text:p>
      <text:p text:style-name="P92"><text:tab/>Projekt jest aplikacją konsolową, nie posiadającą GUI. Na chwilę obecną do jego uruchomienia jest wymagane środowisko programistyczne Java. Po załadowaniu plików projektu należy wykonać „build” i wtedy można go uruchomić na maszynie wirtualnej.</text:p>
      <text:p text:style-name="P93"><text:span text:style-name="T94"><office:annotation><dc:creator>Arkadiusz Nowakowski</dc:creator><dc:date>2015-05-26T13:37:00</dc:date><text:p text:style-name="Normalny"><text:span text:style-name="T95">Wykaz załączników.</text:span></text:p></office:annotation></text:span><text:span text:style-name="T96">Załączniki</text:span></text:p>
      <text:list text:style-name="LFO4" text:continue-numbering="true">
        <text:list-item>
          <text:p text:style-name="P97">{wpisz tutaj}</text:p>
        </text:list-item>
      </text:list>
      <text:p text:style-name="P98"><text:span text:style-name="T99"><office:annotation><dc:creator>Arkadiusz Nowakowski</dc:creator><dc:date>2015-05-26T13:37:00</dc:date><text:p text:style-name="Normalny"><text:span text:style-name="T100">Dziennik programisty – do zapisu np. komentarzy i rekomendacji prowadzącego oraz pytań.</text:span></text:p></office:annotation></text:span><text:span text:style-name="T101">Dziennik programisty</text:span>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Data</text:p>
          </table:table-cell>
          <table:table-cell table:style-name="TableCell109">
            <text:p text:style-name="P110">Komentarz</text:p>
          </table:table-cell>
          <table:table-cell table:style-name="TableCell111">
            <text:p text:style-name="P112">Rekomendacje</text:p>
          </table:table-cell>
        </table:table-row>
        <table:table-row table:style-name="TableRow113">
          <table:table-cell table:style-name="TableCell114">
            <text:p text:style-name="P115">{wpisz tutaj}</text:p>
          </table:table-cell>
          <table:table-cell table:style-name="TableCell116">
            <text:p text:style-name="P117">{wpisz tutaj}</text:p>
          </table:table-cell>
          <table:table-cell table:style-name="TableCell118">
            <text:p text:style-name="P119">{wpisz tutaj}</text:p>
          </table:table-cell>
        </table:table-row>
      </table:table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icrosoft Sans Serif" svg:font-family="Microsoft Sans Serif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Tekstkomentarza" style:display-name="Tekst komentarza" style:family="paragraph" style:parent-style-name="Normalny">
      <style:text-properties fo:font-size="10pt" style:font-size-asian="10pt" style:font-size-complex="9pt" fo:hyphenate="false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9pt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dymka" style:display-name="Tekst dymka" style:family="paragraph" style:parent-style-name="Normalny">
      <style:text-properties style:font-name="Segoe UI" fo:font-size="9pt" style:font-size-asian="9pt" style:font-size-complex="8pt" fo:hyphenate="false"/>
    </style:style>
    <style:style style:name="TekstdymkaZnak" style:display-name="Tekst dymka Znak" style:family="text" style:parent-style-name="Domyślnaczcionkaakapitu">
      <style:text-properties style:font-name="Segoe UI" fo:font-size="9pt" style:font-size-asian="9pt" style:font-size-complex="8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9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StopkaZnak" style:display-name="Stopka Znak" style:family="text" style:parent-style-name="Domyślnaczcionkaakapitu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590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agłówek" style:family="paragraph">
      <style:paragraph-properties fo:line-height="130%"/>
    </style:style>
    <style:style style:name="T3" style:parent-style-name="Domyślnaczcionkaakapitu" style:family="text">
      <style:text-properties style:font-name="Times New Roman" fo:font-weight="bold" style:font-weight-asian="bold" style:font-weight-complex="bold"/>
    </style:style>
    <style:style style:name="T4" style:parent-style-name="Domyślnaczcionkaakapitu" style:family="text">
      <style:text-properties style:font-name="Times New Roman" fo:font-weight="bold" style:font-weight-asian="bold" style:font-weight-complex="bold"/>
    </style:style>
    <style:style style:name="T5" style:parent-style-name="Domyślnaczcionkaakapitu" style:family="text">
      <style:text-properties style:font-name="Times New Roman" fo:font-weight="bold" style:font-weight-asian="bold" style:font-weight-complex="bold"/>
    </style:style>
    <style:style style:name="T6" style:parent-style-name="Domyślnaczcionkaakapitu" style:family="text">
      <style:text-properties style:font-name="Times New Roman"/>
    </style:style>
    <style:style style:name="T7" style:parent-style-name="Domyślnaczcionkaakapitu" style:family="text">
      <style:text-properties style:font-name="Times New Roman"/>
    </style:style>
    <style:style style:name="T8" style:parent-style-name="Domyślnaczcionkaakapitu" style:family="text">
      <style:text-properties style:font-name="Times New Roman"/>
    </style:style>
    <style:style style:name="P9" style:parent-style-name="Nagłówek" style:family="paragraph">
      <style:paragraph-properties fo:line-height="130%"/>
    </style:style>
    <style:style style:name="T10" style:parent-style-name="Domyślnaczcionkaakapitu" style:family="text">
      <style:text-properties style:font-name="Times New Roman"/>
    </style:style>
  </office:automatic-styles>
  <office:master-styles>
    <style:master-page style:name="MP0" style:page-layout-name="PL0">
      <style:header>
        <text:p text:style-name="P2"><text:span text:style-name="T3">Zając, Bałchanowski, Rykała</text:span><text:span text:style-name="T4"><text:tab/></text:span><text:span text:style-name="T5"><text:tab/></text:span><text:span text:style-name="T6"><text:page-number text:fixed="false">2</text:page-number></text:span><text:span text:style-name="T7"><text:s/>/<text:s/></text:span><text:span text:style-name="T8"><text:page-count>3</text:page-count></text:span></text:p>
        <text:p text:style-name="P9"><text:span text:style-name="T10">awPTO © 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kadiusz Nowakowski</meta:initial-creator>
    <dc:creator>Patryk Zając</dc:creator>
    <meta:creation-date>2015-05-26T13:03:00Z</meta:creation-date>
    <dc:date>2016-06-06T13:09:00Z</dc:date>
    <meta:template xlink:href="Normal.dotm" xlink:type="simple"/>
    <meta:editing-cycles>35</meta:editing-cycles>
    <meta:editing-duration>PT2100S</meta:editing-duration>
    <meta:document-statistic meta:page-count="3" meta:paragraph-count="4" meta:word-count="303" meta:character-count="2123" meta:row-count="15" meta:non-whitespace-character-count="1824"/>
  </office:meta>
</office:document-meta>
</file>